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2">
      <style:text-properties fo:font-weight="bold" style:font-weight-asian="bold" style:font-weight-complex="bold"/>
    </style:style>
    <style:style style:name="P4" style:family="paragraph" style:parent-style-name="Standard" style:list-style-name="L3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1in" fo:margin-right="0in" fo:text-indent="0.5in" style:auto-text-indent="false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List_20_Paragraph" style:list-style-name="WWNum1"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S165 Assignment 2</text:p>
      <text:p text:style-name="Standard">Jason Dorweiler</text:p>
      <text:list xml:id="list9644263821" text:style-name="WWNum1">
        <text:list-item>
          <text:p text:style-name="P8">Assignment Requirements</text:p>
        </text:list-item>
      </text:list>
      <text:p text:style-name="Standard">Part 2a is to start with the code from assignment one and use pow() cmath to calculate the max variable types. </text:p>
      <text:p text:style-name="Standard">The goal of 2b is to make a grade calculator. <text:s/>The calculator will take the number of assignments, score, and maximum points for each. <text:s/>It then will calculate the total, total possible, and a percentage for the grade. </text:p>
      <text:p text:style-name="Standard">For part 2c I will write a guess the number game using rand(). <text:s/>To play the game a user picks a number from 1 to 50. <text:s/>A total of 5 guesses is allowed. <text:s/>After each guess output if the guess is too high or too low. <text:s/></text:p>
      <text:p text:style-name="Standard">In part 2d add a loop to the game to keep it running until the player wants it to stop. </text:p>
      <text:p text:style-name="Standard">In part 2e I will add something in the game that keeps track of the highest and lowest guess and output the bounds for the game based on the users past guesses. </text:p>
      <text:p text:style-name="Standard">In part 2f I will change the game to have the user enter a number and the computer will guess the answer. <text:s/></text:p>
      <text:list xml:id="list1207942930" text:continue-numbering="true" text:style-name="WWNum1">
        <text:list-item>
          <text:p text:style-name="P8">Designing a solution</text:p>
        </text:list-item>
      </text:list>
      <text:p text:style-name="Standard">For part 2a I actually already implemented this on the previous assignment. <text:s/>I used pow() to calculate bit size of each variable type: for example</text:p>
      <text:p text:style-name="P5">Max unsigned short = <text:s/>pow(2., sizeof(short)*8) = </text:p>
      <text:p text:style-name="P7">For 2b: </text:p>
      <text:p text:style-name="Standard"><text:tab/>Set up switch asking for the assignment score, max possible, or end calculation. <text:s/>Once the user picks to end the calculation it will print out the total score, total possible, and the student’s grade. </text:p>
      <text:p text:style-name="Standard">if ( enter_scores ) {</text:p>
      <text:p text:style-name="Standard"><text:tab/>Cin &gt;&gt; score, total possible</text:p>
      <text:p text:style-name="Standard">}</text:p>
      <text:p text:style-name="Standard"><text:s/>If ( !enter_scores) {</text:p>
      <text:p text:style-name="Standard"><text:tab/>Cout &lt;&lt; calculated grade, and total</text:p>
      <text:p text:style-name="Standard">} <text:s text:c="3"/></text:p>
      <text:p text:style-name="Standard"><text:soft-page-break/>For the guess the number game I can use cin to get the user input. <text:s/>I can set the random number using rand() % 50 + 1 to give it a range from 1 to 50. <text:s/>Probably add some error checking on the input like I did in the labs this week. <text:s/>Adding a while(replay) loop around the game will allow it to continue running for as long as the player wants. <text:s/>For the optional part of having the computer guess the game I will set it up to pick a random number somewhere in the range of the game. <text:s/>Then if it was incorrect then adjust the bounds of the game based on if the guess was too high or too low. <text:s/>Here's a rough plan that I came up with for the human player part of the game:</text:p>
      <text:p text:style-name="Standard">Int main(){</text:p>
      <text:p text:style-name="Standard"><text:tab/>while(replay) {</text:p>
      <text:p text:style-name="Standard"><text:tab/><text:tab/>// need to add some way to keep track of the lives left here??</text:p>
      <text:p text:style-name="Standard"><text:tab/><text:tab/>// while(lives) <text:s/>check to see if the player still has lives</text:p>
      <text:p text:style-name="Standard"><text:tab/><text:tab/>number = rand()%50 + 1;</text:p>
      <text:p text:style-name="Standard"><text:tab/><text:tab/>cout &lt;&lt; “Enter Guess”</text:p>
      <text:p text:style-name="Standard"><text:tab/><text:tab/>cin &gt;&gt; guess;</text:p>
      <text:p text:style-name="Standard"><text:tab/><text:tab/>if(guess &gt; number){</text:p>
      <text:p text:style-name="Standard"><text:tab/><text:tab/><text:tab/>cout &lt;&lt; “Number is lower”;</text:p>
      <text:p text:style-name="Standard"><text:tab/><text:tab/>}</text:p>
      <text:p text:style-name="Standard"><text:tab/><text:tab/>if(guess &lt; number){</text:p>
      <text:p text:style-name="Standard"><text:tab/><text:tab/><text:tab/>cout &lt;&lt; “Number is Higher”;</text:p>
      <text:p text:style-name="Standard"><text:tab/><text:tab/>}</text:p>
      <text:p text:style-name="Standard"><text:tab/>}</text:p>
      <text:p text:style-name="Standard">}</text:p>
      <text:list xml:id="list2012383986" text:style-name="L1">
        <text:list-item>
          <text:p text:style-name="P1"><text:span text:style-name="T2">Implementing</text:span></text:p>
        </text:list-item>
      </text:list>
      <text:p text:style-name="P2">See comments in the source files. </text:p>
      <text:list xml:id="list1083842531" text:style-name="L2">
        <text:list-item>
          <text:p text:style-name="P3">Testing and debugging</text:p>
        </text:list-item>
      </text:list>
      <text:p text:style-name="P2">For the part of the assignment that asks to calculate the max/min variable types I included the limits.h library. <text:s/>I did this just so that I could use the macros to print out the actual answers just to double check. <text:s/>Then I would print out my calculated value along side the macro value. </text:p>
      <text:p text:style-name="P2"><text:soft-page-break/>I didn't have any trouble with the grade calculator. <text:s/>I end up going back and adding in an input error checking function to check that there is valid input from the user. <text:s/>This function assumes that you can't get a negative grade and check to see that the user didn't enter a non-integer. </text:p>
      <text:p text:style-name="P2">For the guess the number game I was printing out the random number calculated by the computer just to check to see if it was doing what I though it should be when I picked a number too low/high. <text:s/>When a user enters a their numbers I check to see that it is within the original game range (1-10). <text:s/>If it's not then they are asked to enter it again. <text:s/>On the start screen I check to see if the value entered is 1 or 2, and no cin errors.</text:p>
      <text:list xml:id="list1700968357" text:style-name="L3">
        <text:list-item>
          <text:p text:style-name="P4">Reflection</text:p>
        </text:list-item>
      </text:list>
      <text:p text:style-name="P2">Everything in this assignment was easy to understand and I didn't run into any big problems completing it. <text:s/>One thing I did was for the guess the number game. <text:s/>I had originally started writing it as I had planned in the designing part of this lab. <text:s/>The problem was that it was all in one big block of code in main(). <text:s/>The game was a bit more complicated that I though it was going to be and I didn't get too far before this became my code became hard to follow. <text:s/>I decided to scrap that plan and break down the game into specific functions that I could reuse for other parts of the game. <text:s/>I made functions for the start scree, clearing the scree, and for each type of player (human or comp). <text:s/>This worked out really well and made the code much easier to put together without any errors. </text:p>
      <text:list xml:id="list1015309632" text:continue-list="list2012383986" text:style-name="L1">
        <text:list-header>
          <text:p text:style-name="P1"><text:span text:style-name="T2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</meta:initial-creator>
    <dc:creator>turtlebot </dc:creator>
    <meta:editing-cycles>7</meta:editing-cycles>
    <meta:creation-date>2013-10-06T19:57:00</meta:creation-date>
    <dc:date>2013-10-09T18:58:12</dc:date>
    <meta:editing-duration>PT15M31S</meta:editing-duration>
    <meta:generator>LibreOffice/3.5$Linux_X86_64 LibreOffice_project/350m1$Build-2</meta:generator>
    <meta:document-statistic meta:table-count="0" meta:image-count="0" meta:object-count="0" meta:page-count="3" meta:paragraph-count="44" meta:word-count="843" meta:character-count="4373" meta:non-whitespace-character-count="350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